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0000000C3923F2727.png"/>
  <manifest:file-entry manifest:media-type="image/png" manifest:full-path="Pictures/10000000000002F7000000C74564A308.png"/>
  <manifest:file-entry manifest:media-type="image/png" manifest:full-path="Pictures/100000000000030B000000CB81962A66.png"/>
  <manifest:file-entry manifest:media-type="image/png" manifest:full-path="Pictures/1000000000000305000000C6CF3C62AE.png"/>
  <manifest:file-entry manifest:media-type="image/png" manifest:full-path="Pictures/10000000000002F7000000C7FB4F3FB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98cm" svg:x="1.296cm" svg:y="1cm">
          <draw:image xlink:href="Pictures/10000000000002F7000000C74564A308.png" xlink:type="simple" xlink:show="embed" xlink:actuate="onLoad">
            <text:p/>
          </draw:image>
        </draw:frame>
        <draw:frame draw:style-name="gr1" draw:text-style-name="P1" draw:layer="layout" svg:width="18.999cm" svg:height="4.98cm" svg:x="1.296cm" svg:y="6.056cm">
          <draw:image xlink:href="Pictures/10000000000002F7000000C7FB4F3FBA.png" xlink:type="simple" xlink:show="embed" xlink:actuate="onLoad">
            <text:p/>
          </draw:image>
        </draw:frame>
        <draw:frame draw:style-name="gr1" draw:text-style-name="P1" draw:layer="layout" svg:width="18.999cm" svg:height="4.822cm" svg:x="1.296cm" svg:y="12.149cm">
          <draw:image xlink:href="Pictures/1000000000000300000000C3923F2727.png" xlink:type="simple" xlink:show="embed" xlink:actuate="onLoad">
            <text:p/>
          </draw:image>
        </draw:frame>
        <draw:frame draw:style-name="gr1" draw:text-style-name="P1" draw:layer="layout" svg:width="18.999cm" svg:height="4.95cm" svg:x="1.296cm" svg:y="17.047cm">
          <draw:image xlink:href="Pictures/100000000000030B000000CB81962A66.png" xlink:type="simple" xlink:show="embed" xlink:actuate="onLoad">
            <text:p/>
          </draw:image>
        </draw:frame>
        <draw:frame draw:style-name="gr1" draw:text-style-name="P1" draw:layer="layout" svg:width="18.999cm" svg:height="4.866cm" svg:x="1.296cm" svg:y="22.074cm">
          <draw:image xlink:href="Pictures/1000000000000305000000C6CF3C62AE.png" xlink:type="simple" xlink:show="embed" xlink:actuate="onLoad">
            <text:p/>
          </draw:image>
        </draw:frame>
        <draw:frame draw:style-name="gr2" draw:layer="layout" svg:width="9.938cm" svg:height="0.963cm" svg:x="5.826cm" svg:y="11.112cm">
          <draw:text-box>
            <text:p>8 over 8 is different than 4 over 4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3M10S</meta:editing-duration>
    <meta:editing-cycles>4</meta:editing-cycles>
    <meta:generator>OpenOffice.org/3.3$Win32 OpenOffice.org_project/330m20$Build-9567</meta:generator>
    <dc:date>2013-01-27T22:57:39.73</dc:date>
    <dc:creator>Blaine Hansen</dc:creator>
    <meta:document-statistic meta:object-count="6"/>
  </office:meta>
</office:document-meta>
</file>